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fenced open="∣" close="〉">
              <mrow>
                <msub>
                  <mi>a</mi>
                  <mi>i</mi>
                </msub>
              </mrow>
            </mfenced>
            <mfenced open="〈" close="∣">
              <mrow>
                <msub>
                  <mi>a</mi>
                  <mi>i</mi>
                </msub>
              </mrow>
            </mfenced>
          </mrow>
        </mtd>
      </mtr>
      <mtr>
        <mtd>
          <mrow>
            <mi>w</mi>
            <mrow>
              <mo stretchy="false">(</mo>
              <mrow>
                <mrow>
                  <msub>
                    <mi>a</mi>
                    <mi>i</mi>
                  </msub>
                  <mo stretchy="false">∣</mo>
                  <mo stretchy="false">ψ</mo>
                </mrow>
              </mrow>
              <mo stretchy="false">)</mo>
            </mrow>
            <mrow>
              <mi/>
              <mo stretchy="false">=</mo>
              <mi/>
            </mrow>
            <msup>
              <mrow>
                <mo stretchy="false">∣</mo>
                <mrow>
                  <mfenced open="〈" close="〉">
                    <mrow>
                      <mrow>
                        <msub>
                          <mi>a</mi>
                          <mi>i</mi>
                        </msub>
                      </mrow>
                      <mo stretchy="false">∣</mo>
                      <mrow>
                        <mo stretchy="false">ψ</mo>
                      </mrow>
                    </mrow>
                  </mfenced>
                </mrow>
                <mo stretchy="false">∣</mo>
              </mrow>
              <mn>2</mn>
            </msup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i>P</mi>
                  <mrow>
                    <mo stretchy="false">(</mo>
                    <mrow>
                      <msub>
                        <mi>a</mi>
                        <mi>i</mi>
                      </msub>
                    </mrow>
                    <mo stretchy="false">)</mo>
                  </mrow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sub>
                    <mi>a</mi>
                    <mi>i</mi>
                  </msub>
                </mrow>
              </mrow>
            </mfenced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o stretchy="false">ψ</mo>
                </mrow>
              </mrow>
            </mfenced>
          </mrow>
        </mtd>
      </mtr>
    </mtable>
    <annotation encoding="StarMath 5.0">P(a_i) `=` left lline a_i right rangle left langle a_i right rline newline
w(a_i divides %ipsi) `=` lline left langle a_i mline %ipsi right rangle rline ^2 `=` left langle %ipsi mline P(a_i) mline %ipsi right rangle `=`
left langle %ipsi mline a_i right rangle left langle a_i mline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3:29:02.042000000</meta:creation-date>
    <meta:generator>LibreOffice/4.1.4.2$Windows_x86 LibreOffice_project/0a0440ccc0227ad9829de5f46be37cfb6edcf72</meta:generator>
  </office:meta>
</office:document-meta>
</file>